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presentation="urn:oasis:names:tc:opendocument:xmlns:presentation:1.0" xmlns:smil="urn:oasis:names:tc:opendocument:xmlns:smil-compatible:1.0" xmlns:anim="urn:oasis:names:tc:opendocument:xmlns:animation:1.0" xmlns:svg="urn:oasis:names:tc:opendocument:xmlns:svg-compatible:1.0" xmlns:text="urn:oasis:names:tc:opendocument:xmlns:text:1.0" office:version="1.2">
  <office:body>
    <office:presentation>
      <draw:page draw:name="page1">
        <draw:frame draw:name="Title" svg:x="2cm" svg:y="2cm" svg:width="20cm" svg:height="3cm">
          <draw:text-box>
            <text:p>T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>
                  <anim:set smil:begin="0s" smil:dur="0.001s" smil:fill="hold" smil:attributeName="visibility" smil:to="visible"/>
                  <!-- This element has empty smil:values with non-empty smil:keyTimes (broken data) -->
                  <anim:animate smil:dur="1s" smil:fill="hold" smil:attributeName="invalid" smil:values="" smil:keyTimes="0;1"/>
                </anim:par>
              </anim:par>
            </anim:par>
          </anim:seq>
        </anim:par>
      </draw:page>
    </office:presentation>
  </office:body>
</office:document-content>
</file>